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ZipResource.GZipResource( org . apache . tools . ant . types . ResourceCollection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ZipResource.wrapStream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ZipResource.getCompress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ZipResource.wrapStream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ZipResource.GZip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